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head&gt;</text:p>
      <text:p text:style-name="Standard">&lt;style&gt;</text:p>
      <text:p text:style-name="Standard">div {</text:p>
      <text:p text:style-name="Standard"><text:s text:c="2"/>width: 300px;</text:p>
      <text:p text:style-name="Standard"><text:s text:c="2"/>height: 100px;</text:p>
      <text:p text:style-name="Standard"><text:s text:c="2"/>background-color: yellow;</text:p>
      <text:p text:style-name="Standard"><text:s text:c="2"/>border: 1px solid black;</text:p>
      <text:p text:style-name="Standard">}</text:p>
      <text:p text:style-name="Standard"/>
      <text:p text:style-name="Standard">div#myDiv {</text:p>
      <text:p text:style-name="Standard"><text:s text:c="2"/>-ms-transform: rotate(-20deg); /* IE 9 */</text:p>
      <text:p text:style-name="Standard"><text:s text:c="2"/>-webkit-transform: rotate(-20deg); /* Safari */</text:p>
      <text:p text:style-name="Standard"><text:s text:c="2"/>transform: rotate(-20deg); /* Standard syntax */</text:p>
      <text:p text:style-name="Standard">}</text:p>
      <text:p text:style-name="Standard">&lt;/style&gt;</text:p>
      <text:p text:style-name="Standard">&lt;/head&gt;</text:p>
      <text:p text:style-name="Standard">&lt;body&gt;</text:p>
      <text:p text:style-name="Standard"/>
      <text:p text:style-name="Standard">&lt;h1&gt;The rotate() Method&lt;/h1&gt;</text:p>
      <text:p text:style-name="Standard">&lt;p&gt;The rotate() method rotates an element clockwise or counter-clockwise.&lt;/p&gt;</text:p>
      <text:p text:style-name="Standard"/>
      <text:p text:style-name="Standard">&lt;div&gt;</text:p>
      <text:p text:style-name="Standard">This a normal div element.</text:p>
      <text:p text:style-name="Standard">&lt;/div&gt;</text:p>
      <text:p text:style-name="Standard"/>
      <text:p text:style-name="Standard">&lt;div id="myDiv"&gt;</text:p>
      <text:p text:style-name="Standard">This div element is rotated counter-clockwise with 20 degrees.</text:p>
      <text:p text:style-name="Standard">&lt;/div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8:48:32.194434033</meta:creation-date>
    <dc:date>2019-02-24T18:49:10.636581398</dc:date>
    <meta:editing-duration>PT40S</meta:editing-duration>
    <meta:editing-cycles>1</meta:editing-cycles>
    <meta:document-statistic meta:table-count="0" meta:image-count="0" meta:object-count="0" meta:page-count="1" meta:paragraph-count="28" meta:word-count="74" meta:character-count="539" meta:non-whitespace-character-count="479"/>
    <meta:generator>LibreOffice/6.0.7.3$Linux_X86_64 LibreOffice_project/00m0$Build-3</meta:generator>
  </office:meta>
</office:document-meta>
</file>